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6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formula="of:=64/100" office:value-type="float" office:value="0.64">
            <text:p>0,64</text:p>
          </table:table-cell>
          <table:table-cell/>
          <table:table-cell table:formula="of:=36/100" office:value-type="float" office:value="0.36">
            <text:p>0,36</text:p>
          </table:table-cell>
        </table:table-row>
        <table:table-row table:style-name="ro1">
          <table:table-cell table:formula="of:=[.A1]*[.A1]" office:value-type="float" office:value="0.4096">
            <text:p>0,4096</text:p>
          </table:table-cell>
          <table:table-cell/>
          <table:table-cell table:formula="of:=[.C1]*[.C1]" office:value-type="float" office:value="0.1296">
            <text:p>0,1296</text:p>
          </table:table-cell>
        </table:table-row>
        <table:table-row table:style-name="ro1">
          <table:table-cell table:formula="of:=49*[.A2]" office:value-type="float" office:value="20.0704">
            <text:p>20,0704</text:p>
          </table:table-cell>
          <table:table-cell/>
          <table:table-cell table:formula="of:=360*[.C2]" office:value-type="float" office:value="46.656">
            <text:p>46,656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>
            <text:p>Diámetro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Inductancia (mH)</text:p>
          </table:table-cell>
          <table:table-cell office:value-type="float" office:value="0.01">
            <text:p>0,01</text:p>
          </table:table-cell>
          <table:table-cell/>
        </table:table-row>
        <table:table-row table:style-name="ro1">
          <table:table-cell office:value-type="string">
            <text:p>longitud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ntermedio 1</text:p>
          </table:table-cell>
          <table:table-cell table:formula="of:=1000*[.B11]*[.B10]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Intermedio 2</text:p>
          </table:table-cell>
          <table:table-cell table:formula="of:=450*[.B10]*[.B9]"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Intermedio 3</text:p>
          </table:table-cell>
          <table:table-cell table:formula="of:=[.B13]+[.B14]"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Intermedio 4</text:p>
          </table:table-cell>
          <table:table-cell table:formula="of:=[.B9]*[.B9]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Intermedio 5</text:p>
          </table:table-cell>
          <table:table-cell table:formula="of:=[.B15]/[.B16]" office:value-type="float" office:value="3.5">
            <text:p>3,5</text:p>
          </table:table-cell>
          <table:table-cell/>
        </table:table-row>
        <table:table-row table:style-name="ro1">
          <table:table-cell office:value-type="string">
            <text:p>Final = nº espiras</text:p>
          </table:table-cell>
          <table:table-cell table:formula="of:=SQRT([.B17])" office:value-type="float" office:value="1.87082869338697">
            <text:p>1,8708286934</text:p>
          </table:table-cell>
          <table:table-cell/>
        </table:table-row>
      </table:table>
      <table:table table:name="Hoja2" table:style-name="ta1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30">30/11/2012</text:date>, <text:time>12:03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30T10:45:41</meta:creation-date>
    <dc:date>2012-11-30T12:03:29</dc:date>
    <meta:editing-duration>PT15M2S</meta:editing-duration>
    <meta:editing-cycles>1</meta:editing-cycles>
    <meta:document-statistic meta:table-count="3" meta:cell-count="24" meta:object-count="0"/>
    <meta:generator>LibreOffice/3.4$Linux LibreOffice_project/340m1$Build-602</meta:generator>
  </office:meta>
</office:document-meta>
</file>